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AEAAAA"/>
    </style:style>
    <style:style style:name="co1" style:family="table-column">
      <style:table-column-properties fo:break-before="auto" style:column-width="2.06375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ONV</text:p>
          </table:table-cell>
          <table:table-cell office:value-type="string" table:style-name="ce1">
            <text:p>INV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uestion</text:p>
          </table:table-cell>
          <table:table-cell office:value-type="string" table:style-name="ce2">
            <text:p>Accou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I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estion_text</text:p>
          </table:table-cell>
          <table:table-cell office:value-type="string" table:style-name="ce1">
            <text:p>user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swer</text:p>
          </table:table-cell>
          <table:table-cell office:value-type="string" table:style-name="ce1">
            <text:p>passwor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fficulty</text:p>
          </table:table-cell>
          <table:table-cell office:value-type="string" table:style-name="ce1">
            <text:p>IsTeach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meta:initial-creator>Kamperveen, D.P.J. (David)</meta:initial-creator>
    <dc:creator>Kamperveen, D.P.J. (David)</dc:creator>
    <meta:creation-date>2023-10-10T07:50:28Z</meta:creation-date>
    <dc:date>2023-10-12T10:21:25Z</dc:date>
  </office:meta>
</office:document-meta>
</file>